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Hindi1" svg:font-family="'Lohit Hindi'"/>
    <style:font-face style:name="Times New Roman" svg:font-family="'Times New Roman'"/>
    <style:font-face style:name="arial" svg:font-family="arial, sans-serif"/>
    <style:font-face style:name="inherit" svg:font-family="inherit"/>
    <style:font-face style:name="sans-serif" svg:font-family="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Text_20_body">
      <style:text-properties fo:language="es" fo:country="MX"/>
    </style:style>
    <style:style style:name="P3" style:family="paragraph" style:parent-style-name="Text_20_body">
      <style:text-properties fo:language="es" fo:country="MX" officeooo:paragraph-rsid="00258ab8"/>
    </style:style>
    <style:style style:name="P4" style:family="paragraph" style:parent-style-name="Text_20_body">
      <style:text-properties officeooo:paragraph-rsid="00258ab8"/>
    </style:style>
    <style:style style:name="P5" style:family="paragraph" style:parent-style-name="Text_20_body">
      <style:text-properties fo:language="es" fo:country="ES"/>
    </style:style>
    <style:style style:name="P6" style:family="paragraph" style:parent-style-name="Text_20_body">
      <style:text-properties fo:language="es" fo:country="ES" officeooo:paragraph-rsid="00258ab8"/>
    </style:style>
    <style:style style:name="P7" style:family="paragraph" style:parent-style-name="Text_20_body">
      <style:paragraph-properties fo:break-before="page"/>
    </style:style>
    <style:style style:name="P8" style:family="paragraph" style:parent-style-name="Text_20_body">
      <style:paragraph-properties fo:break-before="page"/>
      <style:text-properties fo:language="es" fo:country="MX"/>
    </style:style>
    <style:style style:name="T1" style:family="text">
      <style:text-properties fo:font-variant="normal" fo:text-transform="none" fo:color="#000000" style:font-name="Arial" fo:font-size="9pt" fo:letter-spacing="normal" fo:font-style="normal" fo:font-weight="normal"/>
    </style:style>
    <style:style style:name="T2" style:family="text">
      <style:text-properties fo:font-variant="normal" fo:text-transform="none" fo:color="#000000" style:font-name="Arial" fo:font-size="9pt" fo:letter-spacing="normal" fo:language="es" fo:country="ES" fo:font-style="normal" fo:font-weight="normal"/>
    </style:style>
    <style:style style:name="T3" style:family="text">
      <style:text-properties fo:font-variant="normal" fo:text-transform="none" fo:color="#000000" style:font-name="sans-serif" fo:font-size="14pt" fo:letter-spacing="normal" fo:font-style="normal" fo:font-weight="normal"/>
    </style:style>
    <style:style style:name="T4" style:family="text">
      <style:text-properties fo:font-variant="normal" fo:text-transform="none" fo:color="#000000" style:font-name="sans-serif" fo:font-size="9pt" fo:letter-spacing="normal" fo:language="es" fo:country="ES" fo:font-style="normal" fo:font-weight="normal"/>
    </style:style>
    <style:style style:name="T5" style:family="text">
      <style:text-properties fo:font-variant="normal" fo:text-transform="none" fo:color="#000000" style:font-name="Times New Roman" fo:font-size="10.5pt" fo:letter-spacing="normal" fo:font-style="normal" fo:font-weight="normal"/>
    </style:style>
    <style:style style:name="T6" style:family="text">
      <style:text-properties fo:font-variant="normal" fo:text-transform="none" fo:color="#000000" style:font-name="Times New Roman" fo:font-size="10.5pt" fo:letter-spacing="normal" fo:font-style="normal" fo:font-weight="normal" officeooo:rsid="001c18fd"/>
    </style:style>
    <style:style style:name="T7" style:family="text">
      <style:text-properties fo:font-variant="normal" fo:text-transform="none" fo:color="#000000" style:font-name="Times New Roman" fo:font-size="10.5pt" fo:letter-spacing="normal" fo:font-style="normal" fo:font-weight="normal" officeooo:rsid="001ce6f0"/>
    </style:style>
    <style:style style:name="T8" style:family="text">
      <style:text-properties fo:font-variant="normal" fo:text-transform="none" fo:color="#000000" style:font-name="Times New Roman" fo:font-size="10.5pt" fo:letter-spacing="normal" fo:font-style="normal" fo:font-weight="normal" officeooo:rsid="0021a63d"/>
    </style:style>
    <style:style style:name="T9" style:family="text">
      <style:text-properties fo:font-variant="normal" fo:text-transform="none" fo:color="#000000" style:font-name="Times New Roman" fo:font-size="10.5pt" fo:letter-spacing="normal" fo:font-style="normal" fo:font-weight="normal" officeooo:rsid="002243b8"/>
    </style:style>
    <style:style style:name="T10" style:family="text">
      <style:text-properties fo:font-variant="normal" fo:text-transform="none" fo:color="#000000" style:font-name="Times New Roman" fo:font-size="10.5pt" fo:letter-spacing="normal" fo:font-style="normal" fo:font-weight="normal" officeooo:rsid="00228fce"/>
    </style:style>
    <style:style style:name="T11" style:family="text">
      <style:text-properties fo:font-variant="normal" fo:text-transform="none" fo:color="#000000" style:font-name="Times New Roman" fo:font-size="10.5pt" fo:letter-spacing="normal" fo:font-style="normal" fo:font-weight="normal" officeooo:rsid="0023579b"/>
    </style:style>
    <style:style style:name="T12" style:family="text">
      <style:text-properties fo:font-variant="normal" fo:text-transform="none" fo:color="#000000" style:font-name="Times New Roman" fo:font-size="10.5pt" fo:letter-spacing="normal" fo:font-style="normal" fo:font-weight="normal" officeooo:rsid="0024b9a5"/>
    </style:style>
    <style:style style:name="T13" style:family="text">
      <style:text-properties fo:font-variant="normal" fo:text-transform="none" fo:color="#0b0080" style:text-line-through-style="none" style:text-line-through-type="none" style:font-name="sans-serif" fo:font-size="9pt" fo:letter-spacing="normal" fo:language="es" fo:country="ES" fo:font-style="normal" style:text-underline-style="none" fo:font-weight="normal" style:text-blinking="false" fo:background-color="#ffffff" loext:char-shading-value="0"/>
    </style:style>
    <style:style style:name="T14" style:family="text">
      <style:text-properties fo:language="es" fo:country="ES"/>
    </style:style>
    <style:style style:name="T15" style:family="text">
      <style:text-properties officeooo:rsid="001c18fd"/>
    </style:style>
    <style:style style:name="T16" style:family="text">
      <style:text-properties officeooo:rsid="0020e317"/>
    </style:style>
    <style:style style:name="T17" style:family="text">
      <style:text-properties officeooo:rsid="0021a63d"/>
    </style:style>
    <style:style style:name="T18" style:family="text">
      <style:text-properties officeooo:rsid="0021c900"/>
    </style:style>
    <style:style style:name="T19" style:family="text">
      <style:text-properties officeooo:rsid="00228fce"/>
    </style:style>
    <style:style style:name="T20" style:family="text">
      <style:text-properties fo:language="es" fo:country="MX"/>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losario</text:p>
      <text:p text:style-name="P1"/>
      <text:p text:style-name="P4">Anchor</text:p>
      <text:p text:style-name="P6">De acuerdo al W3C, un vínculo es una conexión (enlace) de un recurso Web a otro. Un vínculo tiene dos extremos, llamados – anchors - <text:s/>y una dirección. El vínculo inicia el en anchor “fuente” y apunta al anchor “destino”, que puede ser cualquier recurso Web (por ejemplo, una imágen, un programa, un documento HTML, un elemento con HTML). <text:s/></text:p>
      <text:p text:style-name="P5">Sin embargo, se ha vuelto usual denominar anchor text a la parte visible de un vínculo. En este sentido, los anchor text suelen proporcionar información útil a los usuarios, sobre el contenido de la página a la que apuntan, lo mismo que a los motores de búsqueda, esto ha servido para incrementar el ranking en los buscadores como Google.</text:p>
      <text:p text:style-name="Text_20_body"/>
      <text:p text:style-name="Text_20_body">En Wikipedia, un ejemplo de esto es:</text:p>
      <text:p text:style-name="Text_20_body"><text:span text:style-name="T4">(The article on </text:span><text:a xlink:type="simple" xlink:href="http://en.wikipedia.org/wiki/Partition_function_(number_theory)" text:style-name="Internet_20_link" text:visited-style-name="Visited_20_Internet_20_Link"><text:span text:style-name="T13">unrestricted partition functions</text:span></text:a><text:span text:style-name="T2"> </text:span><text:span text:style-name="T4">discusses this type of generating function.)...</text:span></text:p>
      <text:p text:style-name="Text_20_body"/>
      <text:p text:style-name="Text_20_body"><text:span text:style-name="T4">Donde <text:s/></text:span><text:a xlink:type="simple" xlink:href="http://en.wikipedia.org/wiki/Partition_function_(number_theory)" text:style-name="Internet_20_link" text:visited-style-name="Visited_20_Internet_20_Link"><text:span text:style-name="T14">unrestricted partition functions</text:span></text:a><text:span text:style-name="T13"> constituye la parte visible o el anchor text, que en realidad apunta a</text:span></text:p>
      <text:p text:style-name="Text_20_body"><text:a xlink:type="simple" xlink:href="http://en.wikipedia.org/wiki/Partition_function_(number_theory" text:style-name="Internet_20_link" text:visited-style-name="Visited_20_Internet_20_Link"><text:span text:style-name="T14">http://en.wikipedia.org/wiki/Partition_function_(number_theory</text:span></text:a><text:span text:style-name="T2">) </text:span></text:p>
      <text:p text:style-name="Text_20_body"/>
      <text:p text:style-name="P4">Corpus</text:p>
      <text:p text:style-name="P4"><text:span text:style-name="T20">colecciones muy grandes de textos, normalmente con alguna información lingüística adicional como las marcas morfológicas, sintácticas, las marcas de sentidos de palabras, referenciales, etcétera. Los corpus son fuente de información de todos los fenómenos del lenguaje —no sólo de los léxicos— y se usan para varios tipos de investigación lingüística —gramatical, sintáctica, pragmática, etc. (Libro verde). Por ejemplo, actualmente la información en Internet ha sido ampliamente utilizada para la conformación de grandes corpus.</text:span></text:p>
      <text:p text:style-name="Text_20_body"/>
      <text:p text:style-name="Text_20_body">Corpora, plural de corpus.</text:p>
      <text:p text:style-name="Text_20_body"/>
      <text:p text:style-name="P3">Hipervínculo</text:p>
      <text:p text:style-name="P3">También conocido como Enlace, vínculo, de acuerdo al W3C A link is a connection from one Web resource to another. Although a simple concept, the link has been one of the primary forces driving the success of the Web.</text:p>
      <text:p text:style-name="P2"/>
      <text:p text:style-name="P2">Clasificación<text:note text:id="ftn1" text:note-class="footnote"><text:note-citation>1</text:note-citation><text:note-body><text:p text:style-name="Footnote">Medlock, Ben W., Investigating classiﬁcation for natural language processing tasks , <text:a xlink:type="simple" xlink:href="http://www.cl.cam.ac.uk/techreports/UCAM-CL-TR-721.pdf" text:style-name="Internet_20_link" text:visited-style-name="Visited_20_Internet_20_Link">http://www.cl.cam.ac.uk/techreports/UCAM-CL-TR-721.pdf</text:a></text:p></text:note-body></text:note>, el paradigma de clasificación está dentro de la familia de estadística y de métodos de aprendizaje automático y consiste en un marco en el que de manera automática se genera un mapeo funcional entre los elementos extraídos de una espacio de muestra particular y un conjunto de clases objetivos.</text:p>
      <text:p text:style-name="P2"/>
      <text:p text:style-name="P8">Ontología</text:p>
      <text:p text:style-name="P2">De acuerdo a (Gruber 1993) una ontología es una especificación explícita formal de términos en un dominio y las relaciones entre ellos. </text:p>
      <text:p text:style-name="P2">Por su parte (Baker, 2012) para la Inteligencia Artificial (IA) son la representación del conocimiento del dominio que facilita la comprensión común de ese dominio. Se trata de una combinación lógica de conceptos de dominio y su relaciones. </text:p>
      <text:p text:style-name="P2">Las ontologías han sido objeto de investigación en varias disciplinas, como la ingeniería del conocimiento, procesamiento del lenguaje natural, Web Semántica, sistemas de información y la gestión del conocimiento. </text:p>
      <text:p text:style-name="P2">Definir con precisión que es una ontología depende en buena medida del autor, el propósito y la disciplina, sin embargo, suelen representarse comúnmente por medio de grafos y su estructura definirse formalmente por medio de lenguajes de especificación como RDF, XML y OWL.</text:p>
      <text:p text:style-name="P2">Entonces una ontología puede representar un grafo de conocimiento del dominio, los nodos representarían conceptos de ese dominio mientras las aristas representarían la relación entre conceptos.</text:p>
      <text:p text:style-name="P2">Las ontologías se han vuelto una estructura para la World Wide Web, por ejemplo, desde las grandes taxonomías que categorizan sitios web (como en Yahoo!) hasta categorizaciones de productos para la venta y sus características (como en Amazon.com) [2]. Su uso ha sido parte fundamental de la Web Semántica. </text:p>
      <text:p text:style-name="P2">En IA su propósito es compartir el conocimiento y la reutilización, se desarrollan con el fin de proporcionar la semántica procesable por la computadora de fuentes de información para que puedan comunicar a diferentes agentes (software y humanos).</text:p>
      <text:p text:style-name="P2">Uno de los sistemas más utilizados y populares basados en ontologías es el buscador de Google.</text:p>
      <text:p text:style-name="P7"><text:span text:style-name="T6">[</text:span><text:span text:style-name="T5">] Fensel, D., Ontologies: Silver Bullet for Knowledge, Management and Electronic Commerce, recuperado de </text:span><text:a xlink:type="simple" xlink:href="http://software.ucv.ro/~cbadica/didactic/sbc/documente/silverbullet.pdf" text:style-name="Internet_20_link" text:visited-style-name="Visited_20_Internet_20_Link">http://software.ucv.ro/~cbadica/didactic/sbc/documente/silverbullet.pdf</text:a></text:p>
      <text:p text:style-name="Text_20_body"><text:span text:style-name="T5">[</text:span><text:span text:style-name="T12">1</text:span><text:span text:style-name="T5">] Noy, N., McGuinness, D., Ontology Development 101: A Guide to Creating Your First Ontology, recuperado de </text:span><text:a xlink:type="simple" xlink:href="http://protege.stanford.edu/publications/ontology_development/ontology101-noy-mcguinness.html" text:style-name="Internet_20_link" text:visited-style-name="Visited_20_Internet_20_Link">http://protege.stanford.edu/publications/ontology_development/ontology101-noy-mcguinness.html</text:a></text:p>
      <text:p text:style-name="Text_20_body">[] Gruber, T., A Translation Approach to Portable Ontology Specification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Lohit Hindi1" svg:font-family="'Lohit Hindi'"/>
    <style:font-face style:name="Times New Roman" svg:font-family="'Times New Roman'"/>
    <style:font-face style:name="arial" svg:font-family="arial, sans-serif"/>
    <style:font-face style:name="inherit" svg:font-family="inherit"/>
    <style:font-face style:name="sans-serif" svg:font-family="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yna </meta:initial-creator>
    <meta:creation-date>2012-10-15T14:14:54</meta:creation-date>
    <dc:date>2016-12-07T08:46:35.386164744</dc:date>
    <meta:editing-duration>P1DT20H24M54S</meta:editing-duration>
    <meta:editing-cycles>20</meta:editing-cycles>
    <meta:generator>LibreOffice/5.2.0.4$Linux_X86_64 LibreOffice_project/20m0$Build-4</meta:generator>
    <dc:creator>Reyna </dc:creator>
    <meta:document-statistic meta:table-count="0" meta:image-count="0" meta:object-count="0" meta:page-count="3" meta:paragraph-count="27" meta:word-count="641" meta:character-count="4400" meta:non-whitespace-character-count="3776"/>
  </office:meta>
</office:document-meta>
</file>